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Arial" svg:font-family="Arial"/>
    <style:font-face style:name="Lora" svg:font-family="Lora, serif"/>
    <style:font-face style:name="OpenSymbol" svg:font-family="OpenSymbol"/>
    <style:font-face style:name="Oswald" svg:font-family="Oswald, sans-serif"/>
    <style:font-face style:name="Source Code Pro" svg:font-family="'Source Code Pro', 'Liberation Mono', 'Courier New', Courier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/>
    <style:font-face style:name="inherit" svg:font-family="inherit"/>
    <style:font-face style:name="monospace" svg:font-family="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background-color="#ff0000"/>
    </style:style>
    <style:style style:name="P6" style:family="paragraph" style:parent-style-name="Heading_20_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bf5f3f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font-name="Arial" fo:font-size="10.5pt" fo:letter-spacing="normal" fo:font-style="normal" fo:font-weight="normal" style:font-name-asian="Consolas" style:font-size-asian="10pt" style:font-name-complex="Consolas" style:font-size-complex="10pt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/>
      <style:text-properties fo:background-color="#ff0000"/>
    </style:style>
    <style:style style:name="P16" style:family="paragraph" style:parent-style-name="Preformatted_20_Text">
      <style:paragraph-properties fo:margin-left="0cm" fo:margin-right="0cm" fo:orphans="2" fo:widows="2" fo:text-indent="0cm" style:auto-text-indent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aaaaaa" style:font-name="Source Code Pro" fo:font-size="8.2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.688cm" loext:contextual-spacing="false" fo:orphans="2" fo:widows="2" fo:text-indent="0cm" style:auto-text-indent="false" fo:padding="0cm" fo:border="none"/>
    </style:style>
    <style:style style:name="P1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Oswald" fo:font-size="22.5pt" fo:letter-spacing="normal" fo:font-style="normal" fo:font-weight="normal"/>
    </style:style>
    <style:style style:name="P20" style:family="paragraph" style:parent-style-name="Text_20_body">
      <loext:graphic-properties draw:fill="solid" draw:fill-color="#eeeeee" draw:opacity="100%"/>
      <style:paragraph-properties fo:margin-left="0.265cm" fo:margin-right="0.265cm" fo:orphans="2" fo:widows="2" fo:text-indent="0cm" style:auto-text-indent="false" fo:background-color="#eeeeee" fo:padding="0cm" fo:border="none"/>
      <style:text-properties fo:font-variant="normal" fo:text-transform="none" fo:color="#000000" style:font-name="courier" fo:font-size="10.5pt" fo:letter-spacing="normal" fo:font-style="normal" fo:font-weight="normal"/>
    </style:style>
    <style:style style:name="P21" style:family="paragraph" style:parent-style-name="Standard">
      <style:text-properties fo:font-variant="normal" fo:text-transform="none" fo:color="#2a00ff" style:text-line-through-style="none" style:text-line-through-type="none" style:font-name="Consolas" fo:font-size="10pt" fo:letter-spacing="normal" style:text-underline-style="none" style:text-blinking="false" fo:background-color="#e8f2fe" style:font-name-asian="Consolas" style:font-size-asian="10pt" style:font-name-complex="Consolas" style:font-size-complex="10pt"/>
    </style:style>
    <style:style style:name="P2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ora" fo:font-size="13.5pt" fo:letter-spacing="normal" fo:font-style="normal" fo:font-weight="normal"/>
    </style:style>
    <style:style style:name="P2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000000" style:font-name="inherit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000000" style:font-name="inherit" fo:font-size="9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000000" style:font-name="inherit" fo:font-size="9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Text_20_body" style:list-style-name="L2">
      <style:paragraph-properties fo:orphans="2" fo:widows="2"/>
    </style:style>
    <style:style style:name="P27" style:family="paragraph" style:parent-style-name="Text_20_body" style:list-style-name="L4">
      <style:paragraph-properties fo:orphans="2" fo:widows="2"/>
    </style:style>
    <style:style style:name="P28" style:family="paragraph" style:parent-style-name="Text_20_body" style:list-style-name="L1">
      <style:paragraph-properties fo:margin-top="0cm" fo:margin-bottom="0.212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9" style:family="paragraph" style:parent-style-name="Text_20_body" style:list-style-name="L2">
      <style:paragraph-properties fo:margin-top="0cm" fo:margin-bottom="0cm" loext:contextual-spacing="false" fo:orphans="2" fo:widows="2"/>
    </style:style>
    <style:style style:name="P30" style:family="paragraph" style:parent-style-name="Text_20_body" style:list-style-name="L4">
      <style:paragraph-properties fo:margin-top="0cm" fo:margin-bottom="0cm" loext:contextual-spacing="false" fo:orphans="2" fo:widows="2"/>
    </style:style>
    <style:style style:name="P31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/>
    </style:style>
    <style:style style:name="P32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courier" fo:font-size="10.5pt" fo:letter-spacing="normal" fo:font-style="normal" fo:font-weight="normal"/>
    </style:style>
    <style:style style:name="P33" style:family="paragraph" style:parent-style-name="Text_20_body" style:list-style-name="L3">
      <loext:graphic-properties draw:fill="solid" draw:fill-color="#eeeeee" draw:opacity="100%"/>
      <style:paragraph-properties fo:orphans="2" fo:widows="2" fo:background-color="#eeeeee" fo:padding="0cm" fo:border="none"/>
      <style:text-properties fo:font-variant="normal" fo:text-transform="none" fo:color="#000000" style:font-name="courier" fo:font-size="10.5pt" fo:letter-spacing="normal" fo:font-style="normal" fo:font-weight="normal"/>
    </style:style>
    <style:style style:name="P34" style:family="paragraph" style:parent-style-name="Text_20_body" style:list-style-name="L5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font-name="Source Code Pro" fo:font-size="8.25pt" fo:letter-spacing="normal" fo:font-style="normal" fo:font-weight="normal"/>
    </style:style>
    <style:style style:name="P35" style:family="paragraph" style:parent-style-name="Text_20_body" style:list-style-name="L5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font-name="Source Code Pro" fo:font-size="8.25pt" fo:letter-spacing="normal" fo:font-style="normal" style:text-underline-style="solid" style:text-underline-width="auto" style:text-underline-color="font-color" fo:font-weight="normal" style:font-size-asian="15pt" style:font-weight-asian="bold" style:font-size-complex="15pt" style:font-weight-complex="bold"/>
    </style:style>
    <style:style style:name="P36" style:family="paragraph" style:parent-style-name="Text_20_body" style:list-style-name="L5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37" style:family="paragraph" style:parent-style-name="Text_20_body" style:list-style-name="L5">
      <loext:graphic-properties draw:fill="solid" draw:fill-color="#fffcd3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cd3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38" style:family="paragraph" style:parent-style-name="Text_20_body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000000" style:font-name="inherit" fo:font-size="9pt" fo:letter-spacing="normal" fo:font-style="normal" fo:font-weight="normal"/>
    </style:style>
    <style:style style:name="P39" style:family="paragraph" style:parent-style-name="Text_20_body" style:list-style-name="L5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000000" style:font-name="inherit" fo:font-size="9pt" fo:letter-spacing="normal" fo:font-style="normal" style:text-underline-style="solid" style:text-underline-width="auto" style:text-underline-color="font-color" fo:font-weight="normal" style:font-size-asian="15pt" style:font-weight-asian="bold" style:font-size-complex="15pt" style:font-weight-complex="bold"/>
    </style:style>
    <style:style style:name="P40" style:family="paragraph" style:parent-style-name="Text_20_body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000000" style:font-name="inherit" fo:font-size="9pt" fo:letter-spacing="normal" fo:font-style="normal" style:text-underline-style="solid" style:text-underline-width="auto" style:text-underline-color="font-color" fo:font-weight="normal" style:font-size-asian="15pt" style:font-weight-asian="bold" style:font-size-complex="15pt" style:font-weight-complex="bold"/>
    </style:style>
    <style:style style:name="P41" style:family="paragraph" style:parent-style-name="Text_20_body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000000" style:font-name="inherit" fo:font-size="9pt" fo:letter-spacing="normal" fo:font-style="normal" style:text-underline-style="none" fo:font-weight="normal" style:font-size-asian="15pt" style:font-weight-asian="bold" style:font-size-complex="15pt" style:font-weight-complex="bold"/>
    </style:style>
    <style:style style:name="P42" style:family="paragraph" style:parent-style-name="Text_20_body" style:list-style-name="L5">
      <loext:graphic-properties draw:fill="solid" draw:fill-color="#fffcd3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cd3" fo:padding="0cm" fo:border="none"/>
      <style:text-properties fo:font-variant="normal" fo:text-transform="none" fo:color="#444444" style:font-name="Source Code Pro" fo:font-size="8.25pt" fo:letter-spacing="normal" fo:font-style="normal" fo:font-weight="normal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Lora" fo:font-size="13.5pt" fo:letter-spacing="normal" fo:font-style="normal" fo:font-weight="normal"/>
    </style:style>
    <style:style style:name="T6" style:family="text">
      <style:text-properties fo:font-variant="normal" fo:text-transform="none" fo:color="#000000" style:font-name="Lora" fo:font-size="13.5pt" fo:letter-spacing="normal" fo:font-style="normal" fo:font-weight="bold"/>
    </style:style>
    <style:style style:name="T7" style:family="text">
      <style:text-properties fo:font-variant="normal" fo:text-transform="none" fo:color="#000000" style:font-name="Source Code Pro" fo:font-size="9pt" fo:letter-spacing="normal" fo:font-style="normal" fo:font-weight="normal"/>
    </style:style>
    <style:style style:name="T8" style:family="text">
      <style:text-properties fo:font-variant="normal" fo:text-transform="none" fo:color="#000000" style:font-name="inherit" fo:font-size="9pt" fo:letter-spacing="normal" fo:font-style="normal" style:text-underline-style="solid" style:text-underline-width="auto" style:text-underline-color="font-color" fo:font-weight="normal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fo:color="#0066b3" style:font-name="Arial" fo:font-size="10.5pt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212529" style:font-name="apple-system" fo:letter-spacing="normal" fo:font-style="normal" fo:font-weight="bold"/>
    </style:style>
    <style:style style:name="T11" style:family="text">
      <style:text-properties fo:font-variant="normal" fo:text-transform="none" fo:color="#bf5f3f" fo:letter-spacing="normal" fo:font-style="normal" fo:font-weight="normal"/>
    </style:style>
    <style:style style:name="T12" style:family="text">
      <style:text-properties fo:font-variant="normal" fo:text-transform="none" fo:color="#3f7f7f" fo:letter-spacing="normal" fo:font-style="normal" fo:font-weight="normal"/>
    </style:style>
    <style:style style:name="T13" style:family="text">
      <style:text-properties fo:font-variant="normal" fo:text-transform="none" fo:color="#7f007f" fo:letter-spacing="normal" fo:font-style="normal" fo:font-weight="normal"/>
    </style:style>
    <style:style style:name="T14" style:family="text">
      <style:text-properties fo:font-variant="normal" fo:text-transform="none" fo:color="#2a00ff" fo:letter-spacing="normal" fo:font-style="italic" fo:font-weight="normal" style:font-style-asian="italic" style:font-style-complex="italic"/>
    </style:style>
    <style:style style:name="T15" style:family="text">
      <style:text-properties fo:font-variant="normal" fo:text-transform="none" fo:color="#4da0d2" style:font-name="Source Code Pro" fo:font-size="9pt" fo:letter-spacing="normal" fo:font-style="normal" fo:font-weight="normal"/>
    </style:style>
    <style:style style:name="T16" style:family="text">
      <style:text-properties fo:font-variant="normal" fo:text-transform="none" fo:color="#dd1144" style:font-name="Source Code Pro" fo:font-size="9pt" fo:letter-spacing="normal" fo:font-style="normal" fo:font-weight="normal"/>
    </style:style>
    <style:style style:name="T17" style:family="text">
      <style:text-properties fo:color="#0000ff"/>
    </style:style>
    <style:style style:name="T18" style:family="text">
      <style:text-properties fo:color="#000000"/>
    </style:style>
    <style:style style:name="T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" style:family="text">
      <style:text-properties fo:color="#000000" style:font-name="inherit" fo:font-size="9pt"/>
    </style:style>
    <style:style style:name="T21" style:family="text">
      <style:text-properties fo:color="#2a00ff"/>
    </style:style>
    <style:style style:name="T22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3" style:family="text">
      <style:text-properties fo:color="#7f0055" fo:font-weight="bold" style:font-weight-asian="bold" style:font-weight-complex="bold"/>
    </style:style>
    <style:style style:name="T24" style:family="text">
      <style:text-properties fo:color="#3f7f5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86b3" style:font-name="inherit" fo:font-size="9pt"/>
    </style:style>
    <style:style style:name="T27" style:family="text">
      <style:text-properties fo:color="#777777" style:font-name="inherit" fo:font-size="9pt"/>
    </style:style>
    <style:style style:name="T28" style:family="text">
      <style:text-properties fo:color="#dd1144" style:font-name="inherit" fo:font-size="9pt"/>
    </style:style>
    <style:style style:name="T29" style:family="text">
      <style:text-properties fo:color="#009999" style:font-name="inherit" fo:font-size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<text:span text:style-name="Strong_20_Emphasis"><text:span text:style-name="T10">EXPLICACIÓN RÁPIDA:</text:span></text:span></text:h>
      <text:p text:style-name="P8">La conexión de nuestra aplicación Java con una base de datos gestionada por cualquier gestor de base de datos, que para nuestro caso es MySQL, se hará mediante dos objetivos diferenciados:</text:p>
      <text:list xml:id="list480728005" text:style-name="L1">
        <text:list-item>
          <text:p text:style-name="P28">Cargar del controlador o driver.</text:p>
        </text:list-item>
        <text:list-item>
          <text:p text:style-name="P28">Realizar la conexión.</text:p>
        </text:list-item>
      </text:list>
      <text:p text:style-name="Standard"/>
      <text:p text:style-name="Standard"/>
      <text:p text:style-name="P1"><text:span text:style-name="T1">Una vez </text:span><text:a xlink:type="simple" xlink:href="http://www.chuidiang.org/java/mysql/InstalacionMySQL.php" text:style-name="Internet_20_link" text:visited-style-name="Visited_20_Internet_20_Link"><text:span text:style-name="T9">instalado MySQL</text:span></text:a><text:span text:style-name="T1">, descargado el </text:span><text:a xlink:type="simple" xlink:href="http://www.chuidiang.org/java/mysql/mysql-java-basico.php" text:style-name="Internet_20_link" text:visited-style-name="Visited_20_Internet_20_Link"><text:span text:style-name="T9">driver para java</text:span></text:a><text:span text:style-name="T1"> de MySQL y con una base de datos y una </text:span><text:a xlink:type="simple" xlink:href="http://www.chuidiang.org/java/mysql/InstalacionMySQL.php#crear_tabla" text:style-name="Internet_20_link" text:visited-style-name="Visited_20_Internet_20_Link"><text:span text:style-name="T9">tabla creada</text:span></text:a><text:span text:style-name="T1"> en MySQL, vamos a hacer un pequeño programa en java que nos permita conectarnos a la base de datos MySQL y consultar la tabla que hemos creado.</text:span></text:p>
      <text:h text:style-name="P6" text:outline-level="4">Instalar el Driver</text:h>
      <text:p text:style-name="P2">En nuestro programa java, todos los import que necesitamos para manejar la base de datos están en java.sql.*. </text:p>
      <text:p text:style-name="P1"><text:span text:style-name="T1">Puesto que casi todas los métodos relativos a base de datos pueden lanzar la excepción </text:span><text:span text:style-name="Strong_20_Emphasis"><text:span text:style-name="T1">SQLException</text:span></text:span><text:span text:style-name="T1">, meteremos todo nuestro programa en un </text:span><text:span text:style-name="Strong_20_Emphasis"><text:span text:style-name="T1">try</text:span></text:span><text:span text:style-name="T1">-</text:span><text:span text:style-name="Strong_20_Emphasis"><text:span text:style-name="T1">catch</text:span></text:span><text:span text:style-name="T1">.</text:span></text:p>
      <text:p text:style-name="P1"><text:span text:style-name="T1">Además, necesitamos la clase </text:span><text:span text:style-name="T2">org.gjt.mm.mysql.Driver que viene con el driver de </text:span><text:span text:style-name="Strong_20_Emphasis"><text:span text:style-name="T2">MySQL</text:span></text:span><text:span text:style-name="T1">. Por ello incluido en nuestro proyecto con nuestro , debemos incluir el jar que contiene el driver </text:span><text:span text:style-name="Strong_20_Emphasis"><text:span text:style-name="T1">MySQL</text:span></text:span><text:span text:style-name="T1"> (</text:span><text:span text:style-name="Strong_20_Emphasis"><text:span text:style-name="T1">mysql-connector-java-3.1.7-bin.jar</text:span></text:span><text:span text:style-name="T1">) o la versión más moderna y compatible con la versión de nuestro servidor de MySQL.</text:span></text:p>
      <text:p text:style-name="P2">Lo primero que tenemos que hacer es asegurarnos que el Driver se inicializa y se registra, para ello<text:line-break/> </text:p>
      <text:p text:style-name="P20">try<text:line-break/>{<text:line-break/> <text:s text:c="2"/>Class.forName("com.mysql.jdbc.Driver");<text:line-break/>} catch (Exception e)<text:line-break/>{<text:line-break/> <text:s text:c="2"/>e.printStackTrace();<text:line-break/>}</text:p>
      <text:h text:style-name="P6" text:outline-level="4">Una vez creada la instancia, la usamos para conectarnos a una bd concreta, usando el método DriverManager.getConnection</text:h>
      <text:h text:style-name="P6" text:outline-level="4">Establecer la conexión con la base de datos</text:h>
      <text:p text:style-name="P1"><text:span text:style-name="T1">Debemos tener el servidor de </text:span><text:span text:style-name="Strong_20_Emphasis"><text:span text:style-name="T1">MySQL</text:span></text:span><text:span text:style-name="T1"> arrancado. </text:span></text:p>
      <text:p text:style-name="P1"><text:span text:style-name="T1">El servidor de </text:span><text:span text:style-name="Strong_20_Emphasis"><text:span text:style-name="T1">MySQL</text:span></text:span><text:span text:style-name="T1"> abre por defecto el puerto 3306 para aceptar conexiones de posibles clientes, de programas que quieran conectarse y acceder a la base de datos. Nuestro programa java, si quiere consultar la tabla de base de datos que hemos creado, deberá conectarse a este servidor.</text:span></text:p>
      <text:p text:style-name="P1"><text:span text:style-name="T1">Para establecer la conexion, la clase </text:span><text:span text:style-name="Strong_20_Emphasis"><text:span text:style-name="T1">DriverManager</text:span></text:span><text:span text:style-name="T1"> tiene métodos </text:span><text:span text:style-name="Strong_20_Emphasis"><text:span text:style-name="T1">getConnection()</text:span></text:span><text:span text:style-name="T1">. Usaremos uno de ellos</text:span></text:p>
      <text:p text:style-name="P20"><text:span text:style-name="T17">// Establecemos la conexión con la base de datos.</text:span><text:line-break/>Connection conexion = DriverManager.getConnection ("jdbc:mysql://localhost/prueba","root", "la_clave");</text:p>
      <text:p text:style-name="P1"><text:span text:style-name="T1">El primer parámetro del método </text:span><text:span text:style-name="Strong_20_Emphasis"><text:span text:style-name="T1">getConnection()</text:span></text:span><text:span text:style-name="T1"> es un </text:span><text:span text:style-name="Strong_20_Emphasis"><text:span text:style-name="T1">String</text:span></text:span><text:span text:style-name="T1"> que contiene la url de la base de datos:</text:span></text:p>
      <text:list xml:id="list483131342" text:style-name="L2">
        <text:list-item>
          <text:p text:style-name="P29"><text:soft-page-break/><text:span text:style-name="Strong_20_Emphasis"><text:span text:style-name="T1">jdb:mysql</text:span></text:span><text:span text:style-name="T1"> porque estamos utilizando un driver jdbc para </text:span><text:span text:style-name="Strong_20_Emphasis"><text:span text:style-name="T1">MySQL</text:span></text:span><text:span text:style-name="T1">, que es el que nos hemos bajado.</text:span></text:p>
        </text:list-item>
        <text:list-item>
          <text:p text:style-name="P29"><text:span text:style-name="Strong_20_Emphasis"><text:span text:style-name="T1">localhost</text:span></text:span><text:span text:style-name="T1"> porque el servidor de base de datos, en nuestro caso, está en el mismo ordenador en el que voy a correr el programa java. Aquí puede ponerse una IP o un nombre de máquina que esté en la red.</text:span></text:p>
        </text:list-item>
        <text:list-item>
          <text:p text:style-name="P26"><text:span text:style-name="Strong_20_Emphasis"><text:span text:style-name="T1">prueba</text:span></text:span><text:span text:style-name="T1"> es el nombre de la base de datos que he creado dentro de mysql. Se debe poner la base de datos dentro del servidor de </text:span><text:span text:style-name="Strong_20_Emphasis"><text:span text:style-name="T1">MySQL</text:span></text:span><text:span text:style-name="T1"> a la que se quiere uno conectar. Es el nombre que pusimos cuando desde SQL </text:span><text:a xlink:type="simple" xlink:href="http://www.chuidiang.org/java/mysql/InstalacionMySQL.php#crear_tabla" text:style-name="Internet_20_link" text:visited-style-name="Visited_20_Internet_20_Link"><text:span text:style-name="T9">hicimos</text:span></text:a><text:span text:style-name="Strong_20_Emphasis"><text:span text:style-name="T1"> create database prueba;</text:span></text:span></text:p>
        </text:list-item>
      </text:list>
      <text:p text:style-name="P1"><text:span text:style-name="T1">Los otros dos parámetros son dos </text:span><text:span text:style-name="Strong_20_Emphasis"><text:span text:style-name="T1">String</text:span></text:span><text:span text:style-name="T1">. Corresponden al nombre de usuario y password para acceder a la base de datos. Al instalar </text:span><text:span text:style-name="Strong_20_Emphasis"><text:span text:style-name="T1">MySQL</text:span></text:span><text:span text:style-name="T1"> se crea el usuario root y se pide la password para él. Como no hemos creado otros usuarios, usaremos este mismo.</text:span></text:p>
      <text:p text:style-name="P2">Si todo va bien, en conexion tendremos nuestra conexión a la base de datos.</text:p>
      <text:p text:style-name="P4">Nuevo forma a partir de 8.</text:p>
      <text:p text:style-name="P7"><text:span text:style-name="T11">&lt;%@</text:span><text:span text:style-name="T12">page</text:span><text:span text:style-name="T4"> </text:span><text:span text:style-name="T13">import</text:span><text:span text:style-name="T4">=</text:span><text:span text:style-name="T14">"java.sql.*"</text:span><text:span text:style-name="T4"> </text:span><text:span text:style-name="T11">%&gt;</text:span></text:p>
      <text:p text:style-name="P10">&lt;%</text:p>
      <text:p text:style-name="P9"><text:span text:style-name="T18">Connection connexion = </text:span><text:span text:style-name="T23">null</text:span><text:span text:style-name="T18">;</text:span></text:p>
      <text:p text:style-name="P9"><text:span text:style-name="T23">try</text:span><text:span text:style-name="T18"> {</text:span></text:p>
      <text:p text:style-name="P11"><text:s text:c="4"/>conexion=</text:p>
      <text:p text:style-name="P9"><text:span text:style-name="T18"><text:s text:c="7"/>DriverManager.getConnection(</text:span><text:span text:style-name="T21">"jdbc:mysql://localhost/db?"</text:span><text:span text:style-name="T18"> +</text:span></text:p>
      <text:p text:style-name="P9"><text:span text:style-name="T18"><text:s text:c="35"/></text:span><text:span text:style-name="T21">"user=us&amp;password=clave"</text:span><text:span text:style-name="T18">);</text:span></text:p>
      <text:p text:style-name="P9"/>
      <text:p text:style-name="P11"><text:s text:c="4"/></text:p>
      <text:p text:style-name="P11"><text:s text:c="3"/>conexion.close();</text:p>
      <text:p text:style-name="P9"/>
      <text:p text:style-name="P11"><text:s text:c="2"/></text:p>
      <text:p text:style-name="P9"><text:span text:style-name="T18">} </text:span><text:span text:style-name="T23">catch</text:span><text:span text:style-name="T18"> (SQLException ex) {</text:span></text:p>
      <text:p text:style-name="P9"><text:span text:style-name="T18"><text:s text:c="4"/></text:span><text:span text:style-name="T24">// handle any errors</text:span></text:p>
      <text:p text:style-name="P9"><text:span text:style-name="T18"><text:s text:c="4"/>System.out.println(</text:span><text:span text:style-name="T21">"SQLException: "</text:span><text:span text:style-name="T18"> + ex.getMessage());</text:span></text:p>
      <text:p text:style-name="P9"><text:span text:style-name="T18"><text:s text:c="4"/>System.out.println(</text:span><text:span text:style-name="T21">"SQLState: "</text:span><text:span text:style-name="T18"> + ex.getSQLState());</text:span></text:p>
      <text:p text:style-name="P9"><text:span text:style-name="T18"><text:s text:c="4"/>System.out.println(</text:span><text:span text:style-name="T21">"VendorError: "</text:span><text:span text:style-name="T18"> + ex.getErrorCode());</text:span></text:p>
      <text:p text:style-name="P11">}</text:p>
      <text:p text:style-name="P13">tambien vale este formato</text:p>
      <text:p text:style-name="P9"><text:span text:style-name="T4">conn =</text:span><text:span text:style-name="T18">DriverManager.getConnection(</text:span><text:span text:style-name="T21">"jdbc:mysql://localhost/censo"</text:span><text:span text:style-name="T18"> ,</text:span></text:p>
      <text:p text:style-name="P12"><text:span text:style-name="T19"><text:s text:c="35"/></text:span><text:span text:style-name="T22">"root"</text:span><text:span text:style-name="T19">,</text:span><text:span text:style-name="T22">""</text:span><text:span text:style-name="T19">);</text:span></text:p>
      <text:p text:style-name="P11">es decir <text:span text:style-name="T25">DriverManager.getConnection(url,login,clave)</text:span></text:p>
      <text:h text:style-name="P6" text:outline-level="4">Ejecución de sentencias</text:h>
      <text:p text:style-name="P3"/>
      <text:p text:style-name="P3">Establecer la conexión </text:p>
      <text:p text:style-name="P3"><text:s/>Crear un objeto Statement para hacer petición a la BD • </text:p>
      <text:p text:style-name="P3">Asociar una sentencia SQL al objeto Statement •</text:p>
      <text:p text:style-name="P3"><text:s/>Ejecutar el objeto Statement  </text:p>
      <text:p text:style-name="P3">Procesar los resultados  </text:p>
      <text:p text:style-name="P3">Liberar recursos (cerrar la conexión) </text:p>
      <text:p text:style-name="P5">Api: Statement</text:p>
      <text:list xml:id="list2430980984" text:style-name="L3">
        <text:list-header>
          <text:p text:style-name="P32"/>
        </text:list-header>
        <text:list-item>
          <text:p text:style-name="P32">Statement s = conexion.createStatement();</text:p>
        </text:list-item>
        <text:list-item>
          <text:p text:style-name="P33">ResultSet rs = s.executeQuery (query);</text:p>
        </text:list-item>
      </text:list>
      <text:h text:style-name="P6" text:outline-level="4"><text:soft-page-break/>Realizar una consulta</text:h>
      <text:p text:style-name="P1"><text:span text:style-name="T1">Para realizar cualquier acción sobre la base de datos (consulta, insertar nuevos registros, modificar los existentes o borrar), necesitamos una clase </text:span><text:span text:style-name="Strong_20_Emphasis"><text:span text:style-name="T1">Statement</text:span></text:span><text:span text:style-name="T1">. Para obtenerla, se le pide dicha clase a la conexión. La forma de hacerlo, para una consulta, es la siguiente:</text:span></text:p>
      <text:p text:style-name="P20"><text:span text:style-name="T17">// Preparamos la consulta</text:span><text:line-break/>Statement s = conexion.createStatement();<text:line-break/>ResultSet rs = s.executeQuery ("select * from persona");</text:p>
      <text:p text:style-name="P1"><text:span text:style-name="T1">La parte de </text:span><text:span text:style-name="Strong_20_Emphasis"><text:span text:style-name="T1">createStatement()</text:span></text:span><text:span text:style-name="T1"> no tiene ningún secreto, salvo que puede lanzar una excepción que hay que capturar.</text:span></text:p>
      <text:p text:style-name="P1"><text:span text:style-name="T1">El </text:span><text:span text:style-name="Strong_20_Emphasis"><text:span text:style-name="T1">Statement</text:span></text:span><text:span text:style-name="T1"> obtenido tiene un método </text:span><text:span text:style-name="Strong_20_Emphasis"><text:span text:style-name="T1">executeQuery()</text:span></text:span><text:span text:style-name="T1">. Este método sirve para realizar una consulta a base de datos.</text:span></text:p>
      <text:list xml:id="list721886502" text:style-name="L4">
        <text:list-item>
          <text:p text:style-name="P30"><text:span text:style-name="T2">El parámetro que se pasa en un </text:span><text:span text:style-name="Strong_20_Emphasis"><text:span text:style-name="T2">String</text:span></text:span><text:span text:style-name="T2"> en el que está la consulta en lenguaje SQL</text:span><text:span text:style-name="T1">. No hace falta terminarlo con punto y coma. En nuestro caso "</text:span><text:span text:style-name="Strong_20_Emphasis"><text:span text:style-name="T1">select * from persona</text:span></text:span><text:span text:style-name="T1">". siendo </text:span><text:span text:style-name="Strong_20_Emphasis"><text:span text:style-name="T1">persona</text:span></text:span><text:span text:style-name="T1"> el nombre que hemos puesto a la tabla en la base de datos.</text:span></text:p>
        </text:list-item>
        <text:list-item>
          <text:p text:style-name="P27"><text:span text:style-name="T1">El resultado nos lo devuelve el método como </text:span><text:span text:style-name="T2">un </text:span><text:span text:style-name="Strong_20_Emphasis"><text:span text:style-name="T2">ResultSet</text:span></text:span><text:span text:style-name="T2">.</text:span><text:span text:style-name="T1"> Este </text:span><text:span text:style-name="Strong_20_Emphasis"><text:span text:style-name="T1">ResultSet</text:span></text:span><text:span text:style-name="T1"> no es más que una clase java similar a una lista en la que está el resultado de la consulta. </text:span><text:span text:style-name="T2">Cada elemento de la lista es uno de los registros de la base de datos</text:span><text:span text:style-name="T1">. En realidad, </text:span><text:span text:style-name="Strong_20_Emphasis"><text:span text:style-name="T1">ResulSet</text:span></text:span><text:span text:style-name="T1"> no contiene todos los datos, sino que los va consiguiendo de la base de datos según se van pidiendo. Por ello, el método </text:span><text:span text:style-name="Strong_20_Emphasis"><text:span text:style-name="T1">executeQuery()</text:span></text:span><text:span text:style-name="T1"> puede tardar poco, pero el recorrer los elementos del </text:span><text:span text:style-name="Strong_20_Emphasis"><text:span text:style-name="T1">ResultSet</text:span></text:span><text:span text:style-name="T1"> no es tan rápido. De esta forma se evita que una consulta que dé muchos resultados ,tarde mucho tiempo y llene la memoria del programa java.</text:span></text:p>
        </text:list-item>
      </text:list>
      <text:h text:style-name="P6" text:outline-level="4">Leer los resultados</text:h>
      <text:p text:style-name="P1"><text:span text:style-name="T1">El </text:span><text:span text:style-name="Strong_20_Emphasis"><text:span text:style-name="T1">ResultSet</text:span></text:span><text:span text:style-name="T1"> contiene dentro los registros leidos de la base de datos. Inicialmente, tal cual nos lo devuelve el </text:span><text:span text:style-name="Strong_20_Emphasis"><text:span text:style-name="T1">Statement.executeQuery()</text:span></text:span><text:span text:style-name="T1">, </text:span><text:span text:style-name="T2">tiene internamente un "puntero" apuntando justo delante del primer registro</text:span><text:span text:style-name="T1">. El método </text:span><text:span text:style-name="Strong_20_Emphasis"><text:span text:style-name="T1">next()</text:span></text:span><text:span text:style-name="T1"> del </text:span><text:span text:style-name="Strong_20_Emphasis"><text:span text:style-name="T1">ResultSet</text:span></text:span><text:span text:style-name="T1"> hace que dicho puntero avance al siguiente registro, en este caso, al primero. Si lo consigue, el método </text:span><text:span text:style-name="Strong_20_Emphasis"><text:span text:style-name="T1">next()</text:span></text:span><text:span text:style-name="T1"> devuelve </text:span><text:span text:style-name="Strong_20_Emphasis"><text:span text:style-name="T1">true</text:span></text:span><text:span text:style-name="T1">. Si no lo consigue (no hay siguiente registro que leer), devuelve </text:span><text:span text:style-name="Strong_20_Emphasis"><text:span text:style-name="T1">false</text:span></text:span><text:span text:style-name="T1">.</text:span></text:p>
      <text:p text:style-name="P1"><text:span text:style-name="T1">Por tanto, una forma de ir leyendo los registros en meternos en un </text:span><text:span text:style-name="Strong_20_Emphasis"><text:span text:style-name="T1">while</text:span></text:span><text:span text:style-name="T1">. <text:s/></text:span></text:p>
      <text:p text:style-name="P20"><text:span text:style-name="T17">// Recorremos el resultado, mientras haya registros para leer, y escribimos el resultado en pantalla.</text:span><text:line-break/>while (rs.next())<text:line-break/>{<text:line-break/> <text:s text:c="3"/>System.out.println (rs.getInt (1) + " " + rs.getString (2)+ " " + rs.getDate(3));<text:line-break/>}</text:p>
      <text:p text:style-name="P2">Una vez que el "puntero" está apuntando a un registro, los métodos:</text:p>
      <text:p text:style-name="P1"><text:span text:style-name="T1"><text:s/></text:span><text:span text:style-name="Strong_20_Emphasis"><text:span text:style-name="T1">getInt()</text:span></text:span><text:span text:style-name="T1">, </text:span><text:span text:style-name="Strong_20_Emphasis"><text:span text:style-name="T1">getString()</text:span></text:span><text:span text:style-name="T1">, </text:span><text:span text:style-name="Strong_20_Emphasis"><text:span text:style-name="T1">getDate()</text:span></text:span><text:span text:style-name="T1">, etc (dependiendo del tipo)</text:span></text:p>
      <text:p text:style-name="P1"><text:span text:style-name="T1">nos van devolviendo los valores de los campos de dicho registro. Podemos pasar a estos métodos un índice (</text:span><text:span text:style-name="T2">que comienza en 1</text:span><text:span text:style-name="T1">) para indicar qué columna de la tabla de base de datos deseamos. También podemos usar un </text:span><text:span text:style-name="Strong_20_Emphasis"><text:span text:style-name="T1">String</text:span></text:span><text:span text:style-name="T1"> con el nombre de la columna (tal cual está en la tabla de base de datos).</text:span></text:p>
      <text:p text:style-name="P1"><text:span text:style-name="T1">Es responsabilidad nuestra saber qué tipo de dato hay en cada columna, aunque si nos equivocamos y </text:span><text:span text:style-name="Strong_20_Emphasis"><text:span text:style-name="T1">RecordSet</text:span></text:span><text:span text:style-name="T1"> es capaz de hacer la conversión, la hará por nosotros. Por ejemplo, en cualquiera de los campos anteriores podemos pedir un </text:span><text:span text:style-name="Strong_20_Emphasis"><text:span text:style-name="T1">getString()</text:span></text:span><text:span text:style-name="T1"> y nos devolveran los números como </text:span><text:span text:style-name="Strong_20_Emphasis"><text:span text:style-name="T1">String</text:span></text:span><text:span text:style-name="T1"> y la fecha como </text:span><text:span text:style-name="Strong_20_Emphasis"><text:span text:style-name="T1">String</text:span></text:span><text:span text:style-name="T1">.</text:span></text:p>
      <text:p text:style-name="P1"><text:span text:style-name="T1">También podemos usar </text:span><text:span text:style-name="Strong_20_Emphasis"><text:span text:style-name="T1">getObject()</text:span></text:span><text:span text:style-name="T1">, y el </text:span><text:span text:style-name="Strong_20_Emphasis"><text:span text:style-name="T1">RecordSet</text:span></text:span><text:span text:style-name="T1"> nos devolverá el </text:span><text:span text:style-name="Strong_20_Emphasis"><text:span text:style-name="T1">Object</text:span></text:span><text:span text:style-name="T1"> más adecuado para el tipo de campo que pedimos.</text:span></text:p>
      <text:p text:style-name="P2"/>
      <text:p text:style-name="P2">ResultSet  </text:p>
      <text:p text:style-name="P2">Encapsula el conjunto de resultados  </text:p>
      <text:p text:style-name="P2"><text:soft-page-break/>Para obtener el valor de cada campo hay que usar el método getX("campo") correspondiente al tipo del valor SQL: • </text:p>
      <text:p text:style-name="P2">getInt  INTEGER •</text:p>
      <text:p text:style-name="P2"><text:s/>getLong  BIG INT </text:p>
      <text:p text:style-name="P2">• getFloat  REAL </text:p>
      <text:p text:style-name="P2">• getDouble  FLOAT</text:p>
      <text:p text:style-name="P2"><text:s/>• getBignum  DECIMAL </text:p>
      <text:p text:style-name="P2">• getBoolean  BIT</text:p>
      <text:p text:style-name="P2"><text:s/>• getString  VARCHAR</text:p>
      <text:p text:style-name="P2"><text:s/>• getString  CHAR </text:p>
      <text:p text:style-name="P2">• getDate  DATE </text:p>
      <text:p text:style-name="P2">• getTime  TIME </text:p>
      <text:p text:style-name="P2">• getTimesstamp  TIME STAMP </text:p>
      <text:p text:style-name="P2">• getObject  cualquier otro tipo </text:p>
      <text:p text:style-name="P2"> Para pasar al siguiente registro se usa el método next() </text:p>
      <text:p text:style-name="P2">• Devuelve false cuando no hay más registros </text:p>
      <text:p text:style-name="P3"><text:s/></text:p>
      <text:h text:style-name="P6" text:outline-level="4">Cerrar la conexión</text:h>
      <text:p text:style-name="P2">Una vez que terminamos de usar la conexión, se debería cerrar, o bien terminar el programa, con lo que se cierra automáticamente.</text:p>
      <text:p text:style-name="P20"><text:span text:style-name="T17">// Cerramos la conexion a la base de datos.</text:span><text:line-break/>conexion.close();</text:p>
      <text:p text:style-name="Standard"/>
      <text:p text:style-name="P21">La consulta pues Se crea a partir de la conexión </text:p>
      <text:p text:style-name="P21">instruccion = conexion.createStatement();  </text:p>
      <text:p text:style-name="P21">Métodos</text:p>
      <text:p text:style-name="P21"><text:s/>• executeQuery(String sql) </text:p>
      <text:p text:style-name="P21"><text:tab/>• Ejecución de consultas: SELECT </text:p>
      <text:p text:style-name="P21"><text:tab/>• Devuelve un objeto ResultSet • </text:p>
      <text:p text:style-name="P21">executeUpdate(String sql) • </text:p>
      <text:p text:style-name="P21">Modificaciones en la BD: INSERT, UPDATE, DELETE</text:p>
      <text:p text:style-name="P21"><text:s/>• Devuelve el número de columnas afectadas </text:p>
      <text:p text:style-name="Standard"/>
      <text:p text:style-name="P14">otro ejemplo</text:p>
      <text:p text:style-name="P14"/>
      <text:p text:style-name="P14">try { Statement instruccion = conexion.createStatement(); </text:p>
      <text:p text:style-name="P14">String query = "SELECT * FROM clientes WHERE nombre LIKE \"Empresa%\""; ResultSet resultados = instruccion.executeQuery(query); System.out.println("Listado de clientes: "); </text:p>
      <text:p text:style-name="P14">while (resultados.next()) {</text:p>
      <text:p text:style-name="P14"><text:s/>System.out.println("Cliente "+resultados.getString("nif") +", Nombre: "+resultados.getString("nombre") +", Teléfono: " +resultados.getString("telefono") ); </text:p>
      <text:p text:style-name="P14">} </text:p>
      <text:p text:style-name="P14">} catch (Exception ex) {</text:p>
      <text:p text:style-name="P14"><text:s/>e.printStackTrace();</text:p>
      <text:p text:style-name="P14"><text:s/>} </text:p>
      <text:p text:style-name="P15">Api:prepareStatement</text:p>
      <text:h text:style-name="P19" text:outline-level="2"><text:soft-page-break/>Utilizando JDBC Prepared Statement</text:h>
      <text:p text:style-name="P18"><text:span text:style-name="T5">Lo primero que tenemos que entender es cual es la diferencia </text:span><text:span text:style-name="Strong_20_Emphasis"><text:span text:style-name="T6">entre un Statement de JDBC y un Prepared Statement</text:span></text:span><text:span text:style-name="T5">. Cuando nosotros construimos una consulta normal de JDBC utilizamos un Statement, este Statement o sentencia lo que se encarga es de definir una consulta SQL a ejecutar contra el motor de la base de datos.</text:span></text:p>
      <text:p text:style-name="P14"><text:span text:style-name="T5">para cada consulta SQL que construimos contra la base de datos se construye un plan de ejecución en el que la base de datos decide como esa consulta se ejecuta.</text:span> </text:p>
      <text:p text:style-name="P14"/>
      <text:p text:style-name="P14"><text:span text:style-name="T5">Para dos consultas diferentes </text:span><text:span text:style-name="Strong_20_Emphasis"><text:span text:style-name="T6">se crean dos planes de ejecución diferentes</text:span></text:span><text:span text:style-name="T3"> </text:span><text:span text:style-name="T5">aunque ambas consultas sean realmente muy similares y únicamente entre e</text:span><text:span text:style-name="Strong_20_Emphasis"><text:span text:style-name="T6">n juego el valor del parámetro que las pasamos</text:span></text:span><text:span text:style-name="T3"> </text:span><text:span text:style-name="T5">. Para solventar este problema existen </text:span><text:span text:style-name="Strong_20_Emphasis"><text:span text:style-name="T6">los JDBC Prepared statement</text:span></text:span><text:span text:style-name="T3"> </text:span><text:span text:style-name="T5">. Estas estructuras permiten mantener </text:span><text:span text:style-name="Strong_20_Emphasis"><text:span text:style-name="T6">las consultas neutras</text:span></text:span><text:span text:style-name="T3"> </text:span><text:span text:style-name="T5">sin tener en cuenta los parámetros que se las pasa ya que realiza un binding (union) de ellos</text:span></text:p>
      <text:p text:style-name="P22"/>
      <text:p text:style-name="P14"><text:span text:style-name="T5"><draw:frame draw:style-name="fr1" draw:name="gráficos2" text:anchor-type="as-char" svg:width="16.625cm" svg:height="9.234cm" draw:z-index="0"><draw:image xlink:href="https://www.arquitecturajava.com/wp-content/uploads/jdbcpreparedstatementparametros.png" xlink:type="simple" xlink:show="embed" xlink:actuate="onLoad" loext:mime-type="image/png"/></draw:frame></text:span><text:span text:style-name="T5"><text:s/></text:span><text:s/></text:p>
      <text:p text:style-name="P14"><text:span text:style-name="T5">De esta forma cuando la base de datos genera un <text:s/>el plan de ejecución de ambas consultas , la que consulta por pepe y la que consulta por ana </text:span><text:span text:style-name="Strong_20_Emphasis"><text:span text:style-name="T6"><text:s/>comparten el plan de ejecución</text:span></text:span><text:span text:style-name="T5">. Vamos a ver esto en código:</text:span> </text:p>
      <text:p text:style-name="P14"/>
      <text:p text:style-name="P14"><text:span text:style-name="T15">String</text:span><text:span text:style-name="T3"> </text:span><text:span text:style-name="T7">consulta = </text:span><text:span text:style-name="T16">"select * from Persona where nombre = ? "</text:span><text:span text:style-name="T7">;</text:span> </text:p>
      <text:p text:style-name="P17"><text:span text:style-name="T20">Connection conexion= DriverManager.</text:span><text:span text:style-name="T26">getConnection</text:span><text:span text:style-name="T27">(</text:span><text:span text:style-name="T28">"jdbc:mysql://localhost/prueba"</text:span><text:span text:style-name="T20">, </text:span><text:span text:style-name="T28">"root"</text:span><text:span text:style-name="T20">, </text:span><text:span text:style-name="T28">"root"</text:span><text:span text:style-name="T27">)</text:span><text:span text:style-name="T20">;</text:span></text:p>
      <text:list xml:id="list764956562" text:style-name="L5">
        <text:list-header>
          <text:p text:style-name="P36">//se prepara la sentencia para ejecutarse (plan)</text:p>
          <text:p text:style-name="P34"><text:span text:style-name="T20">PreparedStatement sentencia= conexion.</text:span><text:span text:style-name="T26">prepareStatement</text:span><text:span text:style-name="T27">(</text:span><text:span text:style-name="T20">consulta</text:span><text:span text:style-name="T27">)</text:span><text:span text:style-name="T20">;</text:span></text:p>
          <text:p text:style-name="P36">//se ligan los parametros con los valores (con el tipo) </text:p>
          <text:p text:style-name="P42"><text:span text:style-name="T20">sentencia.</text:span><text:span text:style-name="T26">setString</text:span><text:span text:style-name="T27">(</text:span><text:span text:style-name="T29">1</text:span><text:span text:style-name="T20">, </text:span><text:span text:style-name="T28">"pepe"</text:span><text:span text:style-name="T27">)</text:span><text:span text:style-name="T20">;</text:span></text:p>
          <text:p text:style-name="P37">//se ejecuta finalmente la sentecia</text:p>
          <text:p text:style-name="P34"><text:span text:style-name="T20">ResultSet rs = sentencia.</text:span><text:span text:style-name="T26">executeQuery</text:span><text:span text:style-name="T27">()</text:span><text:span text:style-name="T20">;</text:span></text:p>
        </text:list-header>
      </text:list>
      <text:p text:style-name="P14"><text:tab/><text:span text:style-name="T8">sentencia.close();</text:span></text:p>
      <text:p text:style-name="P14"><text:span text:style-name="T5">No solo nos estaremos ahorrando la construcción de planes de ejecución sino que también de la misma manera estamos evitando que nos inyecten SQL</text:span><text:span text:style-name="Strong_20_Emphasis"><text:span text:style-name="T3"> </text:span></text:span><text:span text:style-name="Strong_20_Emphasis"><text:span text:style-name="T6">ya que al </text:span></text:span><text:soft-page-break/><text:span text:style-name="Strong_20_Emphasis"><text:span text:style-name="T6">parametrizar la consulta el API de JDBC nos protege contra las este tipo de ataques.</text:span></text:span><text:span text:style-name="T5">Normalmente el uso de consultas parametrizadas mejora el rendimiento entre un 20 y un 30 % a nivel de base de datos.</text:span> </text:p>
      <text:p text:style-name="P14"/>
      <text:p text:style-name="P16">Una actualizacion</text:p>
      <text:p text:style-name="P14"/>
      <text:p text:style-name="P14"/>
      <text:p text:style-name="P14"><text:span text:style-name="T15">String</text:span><text:span text:style-name="T3"> </text:span><text:span text:style-name="T7">consulta = </text:span><text:span text:style-name="T16">"update <text:s/>ropa set precio=? where id=? "</text:span><text:span text:style-name="T7">;</text:span> </text:p>
      <text:p text:style-name="P17"><text:span text:style-name="T20">Connection conexion= DriverManager.</text:span><text:span text:style-name="T26">getConnection</text:span><text:span text:style-name="T27">(</text:span><text:span text:style-name="T28">"jdbc:mysql://localhost/prueba"</text:span><text:span text:style-name="T20">, </text:span><text:span text:style-name="T28">"root"</text:span><text:span text:style-name="T20">, </text:span><text:span text:style-name="T28">"root"</text:span><text:span text:style-name="T27">)</text:span><text:span text:style-name="T20">;</text:span></text:p>
      <text:list xml:id="list84913122500530" text:continue-numbering="true" text:style-name="L5">
        <text:list-header>
          <text:p text:style-name="P36">//se prepara la sentencia para ejecutarse (plan)</text:p>
          <text:p text:style-name="P34"><text:span text:style-name="T20">PreparedStatement sentencia= conexion.</text:span><text:span text:style-name="T26">prepareStatement</text:span><text:span text:style-name="T27">(</text:span><text:span text:style-name="T20">consulta</text:span><text:span text:style-name="T27">)</text:span><text:span text:style-name="T20">;</text:span></text:p>
          <text:p text:style-name="P36">//se ligan los parametros con los valores (con el tipo) </text:p>
          <text:p text:style-name="P36">sentencia.setDouble(1,12.5);</text:p>
          <text:p text:style-name="P42"><text:span text:style-name="T20">sentencia.</text:span><text:span text:style-name="T26">setString</text:span><text:span text:style-name="T27">(</text:span><text:span text:style-name="T29">2</text:span><text:span text:style-name="T20">, </text:span><text:span text:style-name="T28">"pepe"</text:span><text:span text:style-name="T27">)</text:span><text:span text:style-name="T20">;</text:span></text:p>
          <text:p text:style-name="P37">//se ejecuta finalmente la sentecia</text:p>
          <text:p text:style-name="P34"><text:span text:style-name="T20">int count = sentencia.</text:span><text:span text:style-name="T26">executeUpdate</text:span><text:span text:style-name="T27">()</text:span><text:span text:style-name="T20">;</text:span></text:p>
          <text:p text:style-name="P39">sentencia.close();</text:p>
        </text:list-header>
      </text:list>
      <text:p text:style-name="P38"/>
      <text:p text:style-name="P23">Una inserccion</text:p>
      <text:p text:style-name="P24"/>
      <text:p text:style-name="P14"><text:span text:style-name="T15">String</text:span><text:span text:style-name="T3"> </text:span><text:span text:style-name="T7">consulta = </text:span><text:span text:style-name="T16">"insert into <text:s/>vendedor values(?,?) "</text:span><text:span text:style-name="T7">;</text:span> </text:p>
      <text:p text:style-name="P17"><text:span text:style-name="T20">Connection conexion= DriverManager.</text:span><text:span text:style-name="T26">getConnection</text:span><text:span text:style-name="T27">(</text:span><text:span text:style-name="T28">"jdbc:mysql://localhost/prueba"</text:span><text:span text:style-name="T20">, </text:span><text:span text:style-name="T28">"root"</text:span><text:span text:style-name="T20">, </text:span><text:span text:style-name="T28">"root"</text:span><text:span text:style-name="T27">)</text:span><text:span text:style-name="T20">;</text:span></text:p>
      <text:list xml:id="list84913522294972" text:continue-numbering="true" text:style-name="L5">
        <text:list-header>
          <text:p text:style-name="P36">//se prepara la sentencia para ejecutarse (plan)</text:p>
          <text:p text:style-name="P34"><text:span text:style-name="T20">PreparedStatement sentencia= conexion.</text:span><text:span text:style-name="T26">prepareStatement</text:span><text:span text:style-name="T27">(</text:span><text:span text:style-name="T20">consulta</text:span><text:span text:style-name="T27">)</text:span><text:span text:style-name="T20">;</text:span></text:p>
          <text:p text:style-name="P36">//se ligan los parametros con los valores (con el tipo) </text:p>
          <text:p text:style-name="P36">sentencia.setString(1,”234f”);</text:p>
          <text:p text:style-name="P42"><text:span text:style-name="T20">sentencia.</text:span><text:span text:style-name="T26">setString</text:span><text:span text:style-name="T27">(</text:span><text:span text:style-name="T29">2</text:span><text:span text:style-name="T20">, </text:span><text:span text:style-name="T28">"pepe"</text:span><text:span text:style-name="T27">)</text:span><text:span text:style-name="T20">;</text:span></text:p>
          <text:p text:style-name="P37">//se ejecuta finalmente la sentecia</text:p>
          <text:p text:style-name="P35"><text:span text:style-name="T20">int count = sentencia.</text:span><text:span text:style-name="T26">executeUpdate</text:span><text:span text:style-name="T27">()</text:span><text:span text:style-name="T20">;</text:span></text:p>
        </text:list-header>
      </text:list>
      <text:p text:style-name="P40"/>
      <text:p text:style-name="P25">Un borrado</text:p>
      <text:p text:style-name="P14"><text:span text:style-name="T15">String</text:span><text:span text:style-name="T3"> </text:span><text:span text:style-name="T7">consulta = </text:span><text:span text:style-name="T16">"delete <text:s/>from <text:s/>vendedor where dni like ?"</text:span><text:span text:style-name="T7">;</text:span> </text:p>
      <text:p text:style-name="P17"><text:span text:style-name="T20">Connection conexion= DriverManager.</text:span><text:span text:style-name="T26">getConnection</text:span><text:span text:style-name="T27">(</text:span><text:span text:style-name="T28">"jdbc:mysql://localhost/prueba"</text:span><text:span text:style-name="T20">, </text:span><text:span text:style-name="T28">"root"</text:span><text:span text:style-name="T20">, </text:span><text:span text:style-name="T28">"root"</text:span><text:span text:style-name="T27">)</text:span><text:span text:style-name="T20">;</text:span></text:p>
      <text:list xml:id="list84912806580800" text:continue-numbering="true" text:style-name="L5">
        <text:list-header>
          <text:p text:style-name="P36">//se prepara la sentencia para ejecutarse (plan)</text:p>
          <text:p text:style-name="P34"><text:span text:style-name="T20">PreparedStatement sentencia= conexion.</text:span><text:span text:style-name="T26">prepareStatement</text:span><text:span text:style-name="T27">(</text:span><text:span text:style-name="T20">consulta</text:span><text:span text:style-name="T27">)</text:span><text:span text:style-name="T20">;</text:span></text:p>
          <text:p text:style-name="P36">//se ligan los parametros con los valores (con el tipo) </text:p>
          <text:p text:style-name="P36">sentencia.setString(1,”p%”);</text:p>
          <text:p text:style-name="P37">//se ejecuta finalmente la sentecia</text:p>
          <text:p text:style-name="P35"><text:span text:style-name="T20">int count = sentencia.</text:span><text:span text:style-name="T26">executeUpdate</text:span><text:span text:style-name="T27">()</text:span><text:span text:style-name="T20">;</text:span></text:p>
          <text:p text:style-name="P39">sentencia.close();</text:p>
        </text:list-header>
      </text:list>
      <text:p text:style-name="P40"/>
      <text:p text:style-name="P40"/>
      <text:p text:style-name="P40"/>
      <text:p text:style-name="P40">correspondencia de tipos <text:s text:c="2"/>mysql ------java</text:p>
      <text:p text:style-name="P40">Types.BIT boolean</text:p>
      <text:p text:style-name="P40"><text:s/>Types.TINYINT byte </text:p>
      <text:p text:style-name="P40">Types.SMALLINT short </text:p>
      <text:p text:style-name="P40">Types.INTEGER int </text:p>
      <text:p text:style-name="P40">Types.BIGINT long </text:p>
      <text:p text:style-name="P40">Types.FLOAT double </text:p>
      <text:p text:style-name="P40">Types.REAL float </text:p>
      <text:p text:style-name="P40">Types.DOUBLE double </text:p>
      <text:p text:style-name="P40">Types.NUMERIC java.math.BigDecimal</text:p>
      <text:p text:style-name="P40"><text:s/>Types.DECIMAL java.math.BigDecimal </text:p>
      <text:p text:style-name="P40">Types.CHAR java.lang.String </text:p>
      <text:p text:style-name="P40">Types.VARCHAR java.lang.String T</text:p>
      <text:p text:style-name="P40">ypes.LONGVARCHAR java.lang.String </text:p>
      <text:p text:style-name="P40"><text:soft-page-break/>Types.DATE java.sql.Date Types.TIM java.sql.Time </text:p>
      <text:p text:style-name="P40">Types.BINARY byte [] Types.VARBINARY byte [] </text:p>
      <text:p text:style-name="P40"/>
      <text:p text:style-name="P40">otro ejemplo</text:p>
      <text:p text:style-name="P40"/>
      <text:p text:style-name="P41">PreparedStatement ps = conexion.prepareStatement("INSERT INTO clientes VALUES (?,?,?,?) "); </text:p>
      <text:p text:style-name="P41">ps.setString(1, nif);</text:p>
      <text:p text:style-name="P41"><text:s/>ps.setString(2, nombre); </text:p>
      <text:p text:style-name="P41">ps.setString(3, direccion); </text:p>
      <text:p text:style-name="P41">ps.setString(4, email); </text:p>
      <text:p text:style-name="P41">if (ps.executeUpdate()!=1) throw new Exception("Error en la Inserción")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Arial" svg:font-family="Arial"/>
    <style:font-face style:name="Lora" svg:font-family="Lora, serif"/>
    <style:font-face style:name="OpenSymbol" svg:font-family="OpenSymbol"/>
    <style:font-face style:name="Oswald" svg:font-family="Oswald, sans-serif"/>
    <style:font-face style:name="Source Code Pro" svg:font-family="'Source Code Pro', 'Liberation Mono', 'Courier New', Courier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/>
    <style:font-face style:name="inherit" svg:font-family="inherit"/>
    <style:font-face style:name="monospace" svg:font-family="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7T20:39:17.31</meta:creation-date>
    <dc:date>2020-01-17T08:49:11.327000000</dc:date>
    <meta:editing-duration>PT9H11M47S</meta:editing-duration>
    <meta:editing-cycles>21</meta:editing-cycles>
    <meta:generator>LibreOffice/6.3.1.2$Windows_X86_64 LibreOffice_project/b79626edf0065ac373bd1df5c28bd630b4424273</meta:generator>
    <meta:document-statistic meta:table-count="0" meta:image-count="1" meta:object-count="0" meta:page-count="7" meta:paragraph-count="180" meta:word-count="1876" meta:character-count="12740" meta:non-whitespace-character-count="10842"/>
  </office:meta>
</office:document-meta>
</file>